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2ba" officeooo:paragraph-rsid="001e3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version: v1</text:p>
      <text:p text:style-name="P1">kind: P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9:37:32.994389127</meta:creation-date>
    <dc:date>2020-09-05T19:40:08.458625043</dc:date>
    <meta:editing-duration>PT2M38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21"/>
    <meta:generator>LibreOffice/6.0.7.3$Linux_X86_64 LibreOffice_project/00m0$Build-3</meta:generator>
  </office:meta>
</office:document-meta>
</file>